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Laravel-Framework-Kurs</text:h>
      <text:p text:style-name="Standard"/>
      <text:p text:style-name="Standard">1. Was sind in PHP "Interfaces"? Wie könnte man sie benutzten.</text:p>
      <text:p text:style-name="Standard">Siehe: <text:a xlink:type="simple" xlink:href="https://www.php.net/manual/de/language.oop5.interfaces.php" text:style-name="Internet_20_link" text:visited-style-name="Visited_20_Internet_20_Link">https://www.php.net/manual/de/language.oop5.interfaces.php</text:a> </text:p>
      <text:p text:style-name="Standard"/>
      <text:p text:style-name="Standard">2. Was sind in PHP "Traits"? Wie könnte man sie benutzten.</text:p>
      <text:p text:style-name="Standard">Siehe: <text:a xlink:type="simple" xlink:href="https://www.php.net/manual/de/language.oop5.traits.php" text:style-name="Internet_20_link" text:visited-style-name="Visited_20_Internet_20_Link">https://www.php.net/manual/de/language.oop5.traits.php</text:a></text:p>
      <text:p text:style-name="Standard"/>
      <text:p text:style-name="Standard">Schaut Euch bitte in der Laravel Doku den Unterabschnitt zu „Architecture Concepts“ an:</text:p>
      <text:p text:style-name="Standard"><text:a xlink:type="simple" xlink:href="https://laravel.com/docs/9.x/lifecycle" text:style-name="Internet_20_link" text:visited-style-name="Visited_20_Internet_20_Link">https://laravel.com/docs/9.x/lifecycle</text:a></text:p>
      <text:p text:style-name="Standard"/>
      <text:p text:style-name="Standard">3. Wozu dienen Events, Notifications in Laravel, wie könnte man sie bei der Customer-Registrierung nutzen, um den Admins (users) mitzuteilen, daß sich ein neuer Kunde (Customer) registriert hat. Schaut hierzu bitte in die Laravel-Docs:</text:p>
      <text:p text:style-name="Standard">- <text:a xlink:type="simple" xlink:href="https://laravel.com/docs/9.x/events" text:style-name="Internet_20_link" text:visited-style-name="Visited_20_Internet_20_Link">https://laravel.com/docs/9.x/events</text:a></text:p>
      <text:p text:style-name="Standard">- <text:a xlink:type="simple" xlink:href="https://laravel.com/docs/9.x/notifications" text:style-name="Internet_20_link" text:visited-style-name="Visited_20_Internet_20_Link">https://laravel.com/docs/9.x/notifications</text:a></text:p>
      <text:p text:style-name="Standard"/>
      <text:p text:style-name="Standard">OPTIONAL: 4. Versucht bitte den Registrierungs-Prozess entsprechend der Aufgabe 3 so anzupassen, daß alle User (Admin) aus der Tabelle „users“ eine Mail bekommen, wenn sich ein Kunde (Customer) registriert hat.</text:p>
      <text:p text:style-name="Standard"/>
      <text:p text:style-name="Standard"/>
      <text:list xml:id="list5745987477166969761" text:style-name="L1">
        <text:list-header>
          <text:p text:style-name="P1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4-15T13:08:23</meta:creation-date>
    <dc:date>2022-04-28T13:38:39</dc:date>
    <dc:creator>Bernd Engels</dc:creator>
    <meta:editing-duration>PT15M30S</meta:editing-duration>
    <meta:editing-cycles>6</meta:editing-cycles>
    <meta:generator>OpenOffice/4.1.1$Unix OpenOffice.org_project/411m6$Build-9775</meta:generator>
    <meta:document-statistic meta:table-count="0" meta:image-count="0" meta:object-count="0" meta:page-count="1" meta:paragraph-count="11" meta:word-count="110" meta:character-count="929"/>
  </office:meta>
</office:document-meta>
</file>